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ic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72">
            <text:p>1,172</text:p>
          </table:table-cell>
          <table:table-cell table:style-name="ce22" office:value-type="float" office:value="310">
            <text:p>3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80">
            <text:p>1,280</text:p>
          </table:table-cell>
          <table:table-cell table:style-name="ce23" office:value-type="float" office:value="444">
            <text:p>44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4">
            <text:p>134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403">
            <text:p>4,403</text:p>
          </table:table-cell>
          <table:table-cell table:style-name="ce22" office:value-type="float" office:value="1305">
            <text:p>130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58">
            <text:p>105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6">
            <text:p>49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46">
            <text:p>3146</text:p>
          </table:table-cell>
          <table:table-cell table:style-name="ce22" office:value-type="float" office:value="189">
            <text:p>18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756">
            <text:p>5756</text:p>
          </table:table-cell>
          <table:table-cell table:style-name="ce22" office:value-type="float" office:value="1107">
            <text:p>110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159">
            <text:p>10159</text:p>
          </table:table-cell>
          <table:table-cell table:style-name="ce22" office:value-type="float" office:value="2412">
            <text:p>24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